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3.0104166666666665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2"/>
          <table:table-cell table:style-name="ce2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number-columns-repeated="2" table:style-name="ce23"/>
          <table:table-cell table:number-columns-repeated="3"/>
          <table:table-cell table:style-name="ce23"/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number-columns-repeated="2"/>
          <table:table-cell table:style-name="ce23"/>
          <table:table-cell table:style-name="ce23" office:value-type="float" office:value="32">
            <text:p>3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8">
            <text:p>48</text:p>
          </table:table-cell>
          <table:table-cell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60">
            <text:p>6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number-columns-repeated="2"/>
          <table:table-cell table:style-name="ce23"/>
          <table:table-cell table:style-name="ce23" office:value-type="float" office:value="13">
            <text:p>1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number-columns-repeated="2"/>
          <table:table-cell table:style-name="ce23"/>
          <table:table-cell table:style-name="ce23" office:value-type="float" office:value="37">
            <text:p>3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/>
          <table:table-cell table:number-columns-repeated="2" table:style-name="ce23"/>
          <table:table-cell table:style-name="ce23" office:value-type="float" office:value="11">
            <text:p>1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">
            <text:p>19</text:p>
          </table:table-cell>
          <table:table-cell/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/>
          <table:table-cell table:style-name="ce23"/>
          <table:table-cell/>
          <table:table-cell table:style-name="ce23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/>
          <table:table-cell table:style-name="ce23" office:value-type="float" office:value="1">
            <text:p>1</text:p>
          </table:table-cell>
          <table:table-cell/>
          <table:table-cell table:style-name="ce23" office:value-type="float" office:value="23">
            <text:p>2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/>
          <table:table-cell table:style-name="ce23"/>
          <table:table-cell/>
          <table:table-cell table:style-name="ce23" office:value-type="float" office:value="7">
            <text:p>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number-columns-repeated="2"/>
          <table:table-cell table:style-name="ce23"/>
          <table:table-cell table:style-name="ce23" office:value-type="float" office:value="27">
            <text:p>2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/>
          <table:table-cell table:style-name="ce23"/>
          <table:table-cell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number-columns-repeated="2"/>
          <table:table-cell table:style-name="ce23"/>
          <table:table-cell table:style-name="ce23" office:value-type="float" office:value="20">
            <text:p>2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9">
            <text:p>9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6">
            <text:p>1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2"/>
          <table:table-cell table:style-name="ce23"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/>
          <table:table-cell table:style-name="ce23"/>
          <table:table-cell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3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/>
          <table:table-cell table:style-name="ce23"/>
          <table:table-cell/>
          <table:table-cell table:style-name="ce23" office:value-type="float" office:value="15">
            <text:p>1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/>
          <table:table-cell table:style-name="ce23"/>
          <table:table-cell/>
          <table:table-cell table:style-name="ce23" office:value-type="float" office:value="7">
            <text:p>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number-columns-repeated="2" table:style-name="ce23"/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94">
            <text:p>194</text:p>
          </table:table-cell>
          <table:table-cell/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4">
            <text:p>30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3">
            <text:p>43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number-columns-repeated="2"/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  <table:table-cell table:number-columns-repeated="13" table:style-name="ce22"/>
        </table:table-row>
        <table:table-row table:style-name="ro2">
          <table:table-cell table:style-name="ce24" office:value-type="string">
            <text:p>Number of Murders/Nonnegligent Manslaughters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36">
            <text:p>36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0">
            <text:p>80</text:p>
          </table:table-cell>
          <table:table-cell/>
          <table:table-cell table:style-name="ce23"/>
          <table:table-cell/>
          <table:table-cell table:style-name="ce23" office:value-type="float" office:value="94">
            <text:p>9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3"/>
          <table:table-cell table:style-name="ce23" office:value-type="float" office:value="3">
            <text:p>3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8">
            <text:p>78</text:p>
          </table:table-cell>
          <table:table-cell/>
          <table:table-cell table:style-name="ce23"/>
          <table:table-cell/>
          <table:table-cell table:style-name="ce23" office:value-type="float" office:value="104">
            <text:p>10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number-columns-repeated="3"/>
          <table:table-cell table:style-name="ce23" office:value-type="float" office:value="10">
            <text:p>10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6">
            <text:p>46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number-columns-repeated="3"/>
          <table:table-cell table:style-name="ce23" office:value-type="float" office:value="29">
            <text:p>29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number-columns-repeated="3"/>
          <table:table-cell table:style-name="ce23" office:value-type="float" office:value="25">
            <text:p>25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number-columns-repeated="3"/>
          <table:table-cell table:style-name="ce23" office:value-type="float" office:value="20">
            <text:p>20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number-columns-repeated="2" table:style-name="ce23"/>
          <table:table-cell table:number-columns-repeated="3"/>
          <table:table-cell table:style-name="ce23"/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number-columns-repeated="3"/>
          <table:table-cell table:style-name="ce23" office:value-type="float" office:value="16">
            <text:p>1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number-columns-repeated="3"/>
          <table:table-cell table:style-name="ce23" office:value-type="float" office:value="9">
            <text:p>9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/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number-columns-repeated="3"/>
          <table:table-cell table:style-name="ce23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number-columns-repeated="3"/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3"/>
          <table:table-cell table:style-name="ce23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number-columns-repeated="4"/>
          <table:table-cell table:style-name="ce23"/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/>
          <table:table-cell table:number-columns-repeated="4"/>
          <table:table-cell table:style-name="ce23"/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78">
            <text:p>278</text:p>
          </table:table-cell>
          <table:table-cell/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392">
            <text:p>39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number-columns-repeated="3"/>
          <table:table-cell table:style-name="ce23" office:value-type="float" office:value="35">
            <text:p>3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style-name="ce21"/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